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08f4ba" officeooo:paragraph-rsid="0008f4ba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2pt" fo:font-weight="bold" officeooo:rsid="0008f4ba" officeooo:paragraph-rsid="0008f4ba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0c548c" officeooo:paragraph-rsid="000c548c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01136" officeooo:paragraph-rsid="00101136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officeooo:rsid="000a5213" officeooo:paragraph-rsid="000a521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a5213" officeooo:paragraph-rsid="00101136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c1944" officeooo:paragraph-rsid="000c1944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01136" officeooo:paragraph-rsid="00101136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2ea20" officeooo:paragraph-rsid="000e3f8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style="normal" fo:font-weight="normal" officeooo:rsid="000a5213" officeooo:paragraph-rsid="000a5213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text-properties fo:font-size="12pt" style:text-underline-style="solid" style:text-underline-width="auto" style:text-underline-color="font-color" fo:font-weight="normal" officeooo:rsid="000c1944" officeooo:paragraph-rsid="00101136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text-properties fo:font-size="12pt" style:text-underline-style="solid" style:text-underline-width="auto" style:text-underline-color="font-color" fo:font-weight="normal" officeooo:rsid="000c1944" officeooo:paragraph-rsid="000c1944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text-properties fo:font-size="12pt" style:text-underline-style="solid" style:text-underline-width="auto" style:text-underline-color="font-color" fo:font-weight="normal" officeooo:rsid="000c1944" officeooo:paragraph-rsid="000c1944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text-properties fo:font-size="12pt" style:text-underline-style="solid" style:text-underline-width="auto" style:text-underline-color="font-color" fo:font-weight="normal" officeooo:rsid="000c1944" officeooo:paragraph-rsid="000c548c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text-properties fo:font-size="12pt" style:text-underline-style="solid" style:text-underline-width="auto" style:text-underline-color="font-color" fo:font-weight="normal" officeooo:rsid="0019e7a8" officeooo:paragraph-rsid="0019e7a8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text-properties fo:font-size="12pt" style:text-underline-style="solid" style:text-underline-width="auto" style:text-underline-color="font-color" fo:font-weight="normal" officeooo:rsid="000fd6ee" officeooo:paragraph-rsid="000fd6ee" style:font-size-asian="10.5pt" style:font-weight-asian="normal" style:font-size-complex="12pt" style:font-weight-complex="normal"/>
    </style:style>
    <style:style style:name="P17" style:family="paragraph" style:parent-style-name="Standard" style:list-style-name="L3">
      <style:text-properties fo:font-size="12pt" style:text-underline-style="solid" style:text-underline-width="auto" style:text-underline-color="font-color" fo:font-weight="normal" officeooo:rsid="00196a80" officeooo:paragraph-rsid="0019e7a8" style:font-size-asian="10.5pt" style:font-weight-asian="normal" style:font-size-complex="12pt" style:font-weight-complex="normal"/>
    </style:style>
    <style:style style:name="P18" style:family="paragraph" style:parent-style-name="Standard" style:list-style-name="L3">
      <style:text-properties fo:font-size="12pt" style:text-underline-style="solid" style:text-underline-width="auto" style:text-underline-color="font-color" fo:font-weight="normal" officeooo:rsid="000c548c" officeooo:paragraph-rsid="0019e7a8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text-properties fo:font-size="12pt" style:text-underline-style="solid" style:text-underline-width="auto" style:text-underline-color="font-color" fo:font-weight="normal" officeooo:rsid="000c548c" officeooo:paragraph-rsid="000c548c" style:font-size-asian="10.5pt" style:font-weight-asian="normal" style:font-size-complex="12pt" style:font-weight-complex="normal"/>
    </style:style>
    <style:style style:name="P20" style:family="paragraph" style:parent-style-name="Standard" style:list-style-name="L3">
      <style:text-properties fo:font-size="12pt" style:text-underline-style="solid" style:text-underline-width="auto" style:text-underline-color="font-color" fo:font-weight="normal" officeooo:rsid="00113d63" officeooo:paragraph-rsid="00113d63" style:font-size-asian="10.5pt" style:font-weight-asian="normal" style:font-size-complex="12pt" style:font-weight-complex="normal"/>
    </style:style>
    <style:style style:name="P21" style:family="paragraph" style:parent-style-name="Standard" style:list-style-name="L2">
      <style:text-properties fo:font-size="12pt" fo:font-style="italic" fo:font-weight="normal" officeooo:rsid="00196a80" officeooo:paragraph-rsid="0019e7a8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 style:list-style-name="L2">
      <style:text-properties fo:font-size="12pt" fo:font-style="italic" style:text-underline-style="none" fo:font-weight="normal" officeooo:rsid="00144aca" officeooo:paragraph-rsid="00144aca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 style:list-style-name="L3">
      <style:text-properties fo:font-size="12pt" fo:font-style="italic" style:text-underline-style="none" fo:font-weight="normal" officeooo:rsid="0019e7a8" officeooo:paragraph-rsid="0019e7a8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 style:list-style-name="L2">
      <style:text-properties fo:font-size="12pt" fo:font-weight="normal" officeooo:rsid="000c1944" officeooo:paragraph-rsid="000c1944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style:text-properties fo:font-size="12pt" fo:font-weight="normal" officeooo:rsid="0012ea20" officeooo:paragraph-rsid="0012ea20" style:font-size-asian="10.5pt" style:font-weight-asian="normal" style:font-size-complex="12pt" style:font-weight-complex="normal"/>
    </style:style>
    <style:style style:name="P26" style:family="paragraph" style:parent-style-name="Standard" style:list-style-name="L2">
      <style:text-properties fo:font-size="12pt" fo:font-weight="normal" officeooo:rsid="00193f5a" officeooo:paragraph-rsid="00193f5a" style:font-size-asian="10.5pt" style:font-weight-asian="normal" style:font-size-complex="12pt" style:font-weight-complex="normal"/>
    </style:style>
    <style:style style:name="P27" style:family="paragraph" style:parent-style-name="Standard" style:list-style-name="L2">
      <style:text-properties fo:font-size="12pt" fo:font-weight="normal" officeooo:rsid="000e3f8c" officeooo:paragraph-rsid="0019e7a8" style:font-size-asian="10.5pt" style:font-weight-asian="normal" style:font-size-complex="12pt" style:font-weight-complex="normal"/>
    </style:style>
    <style:style style:name="P28" style:family="paragraph" style:parent-style-name="Standard" style:list-style-name="L2">
      <style:text-properties fo:font-size="12pt" fo:font-weight="normal" officeooo:rsid="001b42d5" officeooo:paragraph-rsid="001b42d5" style:font-size-asian="10.5pt" style:font-weight-asian="normal" style:font-size-complex="12pt" style:font-weight-complex="normal"/>
    </style:style>
    <style:style style:name="T1" style:family="text">
      <style:text-properties officeooo:rsid="000e3f8c"/>
    </style:style>
    <style:style style:name="T2" style:family="text">
      <style:text-properties officeooo:rsid="00144ac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e3f8c"/>
    </style:style>
    <style:style style:name="T5" style:family="text">
      <style:text-properties style:text-underline-style="solid" style:text-underline-width="auto" style:text-underline-color="font-color" officeooo:rsid="00196a80"/>
    </style:style>
    <style:style style:name="T6" style:family="text">
      <style:text-properties style:text-underline-style="solid" style:text-underline-width="auto" style:text-underline-color="font-color" officeooo:rsid="000f730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44aca" style:font-style-asian="italic" style:font-style-complex="italic"/>
    </style:style>
    <style:style style:name="T9" style:family="text">
      <style:text-properties fo:font-style="italic" officeooo:rsid="00196a80" style:font-style-asian="italic" style:font-style-complex="italic"/>
    </style:style>
    <style:style style:name="T10" style:family="text">
      <style:text-properties fo:font-style="italic" officeooo:rsid="001b42d5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грамма управления собственной психикой</text:p>
      <text:p text:style-name="P2"/>
      <text:p text:style-name="P10">Панель управления объектами психики</text:p>
      <text:p text:style-name="P5"/>
      <text:p text:style-name="P4">Metaware state</text:p>
      <text:p text:style-name="P8"/>
      <text:list xml:id="list3607952847" text:style-name="L1">
        <text:list-item>
          <text:p text:style-name="P11">Текущий уровень <text:span text:style-name="T2">воли</text:span></text:p>
        </text:list-item>
        <text:list-item>
          <text:p text:style-name="P15">Текущий уровень внимания</text:p>
        </text:list-item>
      </text:list>
      <text:p text:style-name="P6"/>
      <text:p text:style-name="P3">Software state</text:p>
      <text:p text:style-name="P7"/>
      <text:list xml:id="list3547269042" text:style-name="L2">
        <text:list-item>
          <text:p text:style-name="P12">Текущее состояние сознания <text:span text:style-name="T1">(контекст)</text:span></text:p>
          <text:p text:style-name="P22">Сновидение Транс Бодрствование</text:p>
        </text:list-item>
        <text:list-item>
          <text:p text:style-name="P24"><text:span text:style-name="T3">Текущая программа поведения </text:span><text:span text:style-name="T4">(алгоритм)</text:span></text:p>
          <text:p text:style-name="P25"><text:span text:style-name="T7">Пищевая Оборонительная Половая Родительская </text:span><text:span text:style-name="T8">Социальная Исследовательская Психическая</text:span></text:p>
        </text:list-item>
        <text:list-item>
          <text:p text:style-name="P16">Текущая цель (конечное состояние)</text:p>
          <text:p text:style-name="P28"><text:span text:style-name="T9">О</text:span><text:span text:style-name="T7">браз</text:span></text:p>
        </text:list-item>
        <text:list-item>
          <text:p text:style-name="P16">Текущая задача (функция)</text:p>
          <text:p text:style-name="P26"><text:span text:style-name="T7">Действия над </text:span><text:span text:style-name="T10">образами</text:span></text:p>
        </text:list-item>
        <text:list-item>
          <text:p text:style-name="P27"><text:span text:style-name="T3">Текущ</text:span><text:span text:style-name="T5">ий</text:span><text:span text:style-name="T3"> </text:span><text:span text:style-name="T5">процесс</text:span><text:span text:style-name="T3"> </text:span><text:span text:style-name="T6">(текущее состояние)</text:span></text:p>
          <text:p text:style-name="P21">Восприятие Эмоция Память Мышление</text:p>
        </text:list-item>
      </text:list>
      <text:p text:style-name="P9"/>
      <text:p text:style-name="P3">Hardware state</text:p>
      <text:p text:style-name="P3"/>
      <text:list xml:id="list1200678108" text:style-name="L3">
        <text:list-item>
          <text:p text:style-name="P17">Текущий уровень энергии</text:p>
          <text:p text:style-name="P23">Митохондрии, АТФ, глюкоза, H2O</text:p>
        </text:list-item>
        <text:list-item>
          <text:p text:style-name="P18">Текущие очаги возбуждения</text:p>
          <text:p text:style-name="P23">ЦНС и вегетатика</text:p>
        </text:list-item>
        <text:list-item>
          <text:p text:style-name="P13">Текущий ритм мозга</text:p>
          <text:p text:style-name="P23">Альфа, Бета, Гамма, Тета, Дельта</text:p>
        </text:list-item>
        <text:list-item>
          <text:p text:style-name="P13">Текущий профиль нейромедиаторов</text:p>
          <text:p text:style-name="P23">Ацетилхолин, ГАМК, Серотонин, Мелатонин, Дофамин, Эндорфин</text:p>
        </text:list-item>
        <text:list-item>
          <text:p text:style-name="P19">Текущий баланс электролитов</text:p>
          <text:p text:style-name="P23">Na, K, Ca, Mg</text:p>
        </text:list-item>
        <text:list-item>
          <text:p text:style-name="P14">Текущий эндокринный профиль</text:p>
          <text:p text:style-name="P23">Ацетилхолин, Грелин, Адреналин, Норадреналин, Тирозин, Окситоцин, Анандамид</text:p>
        </text:list-item>
        <text:list-item>
          <text:p text:style-name="P20">Текущее состояние мышц и органов</text:p>
          <text:p text:style-name="P23">Усталость, Уровень развития, Наличие повреждений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1:44:25.023427029</meta:creation-date>
    <dc:date>2021-05-27T22:41:04.666443548</dc:date>
    <meta:editing-duration>PT54M44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31" meta:word-count="128" meta:character-count="985" meta:non-whitespace-character-count="902"/>
  </office:meta>
</office:document-meta>
</file>